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560000027B9C61E9DA1BEDD75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861cm" svg:y="-1.653cm" svg:width="17cm" svg:height="9.724cm" draw:z-index="0"><draw:image xlink:href="Pictures/10000000000004560000027B9C61E9DA1BEDD75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cm" fo:page-height="9.9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8:16:52.286470224</meta:creation-date>
    <dc:date>2018-05-02T18:21:50.056667048</dc:date>
    <meta:editing-duration>PT4M5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